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5e3" officeooo:paragraph-rsid="0007f5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pe: Viko Lieuwerink, Christian Studt, Phillip Weinberger</text:p>
      <text:p text:style-name="P1">Rückmeldung von: Rune Schreiber</text:p>
      <text:p text:style-name="P1"/>
      <text:p text:style-name="P1">Was lief gut:</text:p>
      <text:p text:style-name="P1">- Demo</text:p>
      <text:p text:style-name="P1">- Retro</text:p>
      <text:p text:style-name="P1">- Erklärung der Altervativen</text:p>
      <text:p text:style-name="P1"/>
      <text:p text:style-name="P1">Was lief nicht gut: </text:p>
      <text:p text:style-name="P1">- Übung</text:p>
      <text:p text:style-name="P1"/>
      <text:p text:style-name="P1">Tipps an die Gruppe: </text:p>
      <text:p text:style-name="P1">Übung besser plan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30:26.910214203</meta:creation-date>
    <dc:date>2024-09-19T12:34:58.401725955</dc:date>
    <meta:editing-duration>PT4M33S</meta:editing-duration>
    <meta:editing-cycles>1</meta:editing-cycles>
    <meta:document-statistic meta:table-count="0" meta:image-count="0" meta:object-count="0" meta:page-count="1" meta:paragraph-count="10" meta:word-count="35" meta:character-count="212" meta:non-whitespace-character-count="185"/>
    <meta:generator>LibreOffice/24.2.5.2$Linux_X86_64 LibreOffice_project/420$Build-2</meta:generator>
  </office:meta>
</office:document-meta>
</file>